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color="#FF0000"/>
    </style:style>
    <style:style style:name="P3" style:parent-style-name="Standard" style:family="paragraph">
      <style:text-properties fo:color="#FF0000"/>
    </style:style>
    <style:style style:name="P4" style:parent-style-name="Standard" style:family="paragraph">
      <style:text-properties fo:color="#FF0000"/>
    </style:style>
    <style:style style:name="P5" style:parent-style-name="Standard" style:family="paragraph">
      <style:text-properties fo:color="#FF0000"/>
    </style:style>
    <style:style style:name="P6" style:parent-style-name="Standard" style:family="paragraph">
      <style:text-properties fo:color="#FF0000"/>
    </style:style>
    <style:style style:name="P7" style:parent-style-name="Standard" style:family="paragraph">
      <style:text-properties fo:color="#FF0000"/>
    </style:style>
    <style:style style:name="P8" style:parent-style-name="Standard" style:family="paragraph">
      <style:text-properties fo:color="#FF0000"/>
    </style:style>
    <style:style style:name="P9" style:parent-style-name="Standard" style:family="paragraph">
      <style:text-properties fo:color="#FF0000"/>
    </style:style>
    <style:style style:name="P10" style:parent-style-name="Standard" style:family="paragraph">
      <style:text-properties fo:color="#FF0000"/>
    </style:style>
    <style:style style:name="P11" style:parent-style-name="Standard" style:family="paragraph">
      <style:text-properties fo:color="#FF0000"/>
    </style:style>
    <style:style style:name="P12" style:parent-style-name="Standard" style:family="paragraph">
      <style:text-properties fo:color="#FF0000"/>
    </style:style>
    <style:style style:name="P13" style:parent-style-name="Standard" style:family="paragraph">
      <style:text-properties fo:color="#C9211E"/>
    </style:style>
  </office:automatic-styles>
  <office:body>
    <office:text text:use-soft-page-breaks="true">
      <text:p text:style-name="P1">1. Quantas casas estão disponíveis para compra??</text:p>
      <text:p text:style-name="P2">R: 21613</text:p>
      <text:p text:style-name="Standard">2.<text:s/><text:bookmark-start text:name="__DdeLink__1_397501090"/>Quantos atributos as casas possuem?<text:bookmark-end text:name="__DdeLink__1_397501090"/></text:p>
      <text:p text:style-name="P3">R: 21</text:p>
      <text:p text:style-name="Standard">3. Quais são os atributos das casas?</text:p>
      <text:p text:style-name="P4">R: ['id', 'date', 'price', '<text:bookmark-start text:name="__DdeLink__7_397501090"/>bedrooms<text:bookmark-end text:name="__DdeLink__7_397501090"/>', 'bathrooms', 'sqft_living',</text:p>
      <text:p text:style-name="P5"><text:s text:c="7"/>'sqft_lot',<text:s/>'floors', 'waterfront', 'view', 'condition', 'grade',</text:p>
      <text:p text:style-name="P6"><text:s text:c="7"/>'sqft_above', 'sqft_basement', 'yr_built', 'yr_renovated', 'zipcode',</text:p>
      <text:p text:style-name="P7"><text:s text:c="7"/>'lat', 'long', 'sqft_living15', 'sqft_lot15'],</text:p>
      <text:p text:style-name="Standard"><text:bookmark-start text:name="__DdeLink__3_397501090"/>4. Qual a casa mais cara ( casa com o maior valor de venda )?<text:bookmark-end text:name="__DdeLink__3_397501090"/></text:p>
      <text:p text:style-name="P8">R: A casa<text:s/>de ID 6762700020</text:p>
      <text:p text:style-name="Standard"><text:bookmark-start text:name="__DdeLink__5_397501090"/>5. Qual a casa com o maior número de quartos?<text:bookmark-end text:name="__DdeLink__5_397501090"/></text:p>
      <text:p text:style-name="P9">R: A casa de ID 2402100895</text:p>
      <text:p text:style-name="Standard"/>
      <text:p text:style-name="Standard">6.<text:s/><text:bookmark-start text:name="__DdeLink__9_397501090"/>Qual a soma total de quartos do conjunto de dados?<text:bookmark-end text:name="__DdeLink__9_397501090"/></text:p>
      <text:p text:style-name="P10">R: 72854</text:p>
      <text:p text:style-name="Standard"><text:bookmark-start text:name="__DdeLink__11_397501090"/>7. Quantas casas possuem 2 banheiros?<text:bookmark-end text:name="__DdeLink__11_397501090"/></text:p>
      <text:p text:style-name="P11">R: 1930</text:p>
      <text:p text:style-name="Standard">8.<text:s/><text:bookmark-start text:name="__DdeLink__14_397501090"/>Qual o preço médio de todas as casas no<text:s/>conjunto de dados?<text:bookmark-end text:name="__DdeLink__14_397501090"/></text:p>
      <text:p text:style-name="P12">R: 540088</text:p>
      <text:p text:style-name="Standard"><text:bookmark-start text:name="__DdeLink__19_397501090"/>9.<text:s/><text:bookmark-start text:name="__DdeLink__16_397501090"/>Qual o preço médio de casas com 2 banheiros?<text:bookmark-end text:name="__DdeLink__19_397501090"/><text:bookmark-end text:name="__DdeLink__16_397501090"/></text:p>
      <text:p text:style-name="P13">R: 457889</text:p>
      <text:p text:style-name="Standard">10. Qual o preço mínimo entre as casas com 3 quartos?</text:p>
      <text:p text:style-name="Standard">11. Quantas casas possuem mais de 300 metros quadrados na sala</text:p>
      <text:p text:style-name="Standard">de estar?</text:p>
      <text:p text:style-name="Standard">12. Quantas casas tem mais de 2 andares?</text:p>
      <text:p text:style-name="Standard">13. Quantas casas tem vista para o mar?</text:p>
      <text:p text:style-name="Standard">14. Das casas com vista para o mar, quantas tem 3 quartos?</text:p>
      <text:p text:style-name="Standard">15. Das casas com mais de 300 metros quadrados de sala de estar,</text:p>
      <text:p text:style-name="Standard">quantas tem mais de 2 banheiros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iel Azevedo</dc:creator>
    <meta:creation-date>2021-12-11T19:16:00Z</meta:creation-date>
    <dc:date>2021-12-20T12:01:00Z</dc:date>
    <meta:template xlink:href="Normal.dotm" xlink:type="simple"/>
    <meta:editing-cycles>5</meta:editing-cycles>
    <meta:editing-duration>PT6900S</meta:editing-duration>
    <meta:document-statistic meta:page-count="1" meta:paragraph-count="2" meta:word-count="184" meta:character-count="1176" meta:row-count="8" meta:non-whitespace-character-count="994"/>
  </office:meta>
</office:document-meta>
</file>